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Lucida, Helvetica, Arial, sans-serif"/>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style:text-autospace="none"/>
      <style:text-properties fo:color="#000000" style:font-name="Calibri1" fo:font-size="12pt" style:font-name-asian="Calibri" style:font-size-asian="12pt" style:font-name-complex="Calibri" style:font-size-complex="12pt"/>
    </style:style>
    <style:style style:name="P2" style:family="paragraph" style:parent-style-name="Standard">
      <style:paragraph-properties fo:line-height="100%"/>
      <style:text-properties style:font-name="Calibri1"/>
    </style:style>
    <style:style style:name="P3" style:family="paragraph" style:parent-style-name="Heading_20_1">
      <style:paragraph-properties fo:line-height="100%"/>
      <style:text-properties fo:font-variant="normal" fo:text-transform="none" fo:color="#000000" style:text-line-through-style="none" style:font-name="Calibri1" fo:font-size="14pt" fo:letter-spacing="normal" fo:font-style="normal" style:text-underline-style="none" fo:font-weight="bold" style:text-blinking="false" style:font-size-asian="14pt" style:font-size-complex="14pt"/>
    </style:style>
    <style:style style:name="P4" style:family="paragraph" style:parent-style-name="Text_20_body">
      <style:paragraph-properties fo:line-height="100%"/>
      <style:text-properties fo:font-variant="normal" fo:text-transform="none" fo:color="#000000" style:text-line-through-style="none" style:font-name="Calibri1" fo:font-size="14pt" fo:letter-spacing="normal" fo:font-style="normal" style:text-underline-style="none" fo:font-weight="bold" style:text-blinking="false" style:font-size-asian="14pt" style:font-size-complex="14pt"/>
    </style:style>
    <style:style style:name="P5" style:family="paragraph" style:parent-style-name="Text_20_body">
      <style:paragraph-properties fo:line-height="100%"/>
      <style:text-properties fo:font-variant="normal" fo:text-transform="none" fo:color="#000000" style:text-line-through-style="none" style:font-name="Calibri1" fo:font-size="12pt" fo:letter-spacing="normal" fo:font-style="normal" style:text-underline-style="none" fo:font-weight="bold" style:text-blinking="false" style:font-size-asian="10.5pt" style:font-weight-asian="bold" style:font-size-complex="12pt" style:font-weight-complex="bold"/>
    </style:style>
    <style:style style:name="P6" style:family="paragraph" style:parent-style-name="Text_20_body" style:list-style-name="L2">
      <style:paragraph-properties fo:line-height="100%"/>
      <style:text-properties fo:font-variant="normal" fo:text-transform="none" fo:color="#000000" style:text-line-through-style="none" style:font-name="Calibri1" fo:font-size="12pt" fo:letter-spacing="normal" fo:font-style="normal" style:text-underline-style="none" fo:font-weight="normal" style:text-blinking="false" style:font-size-asian="10.5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it1901_-_informatikk_prosjektarbeid_i_h-2011"/>IT1901 - Informatikk prosjektarbeid I H-2011</text:h>
      <text:p text:style-name="P4"/>
      <text:p text:style-name="P5">Møtereferat</text:p>
      <text:p text:style-name="P5"/>
      <text:p text:style-name="P5">Møtetid: <text:span text:style-name="T1">28.09.2011, kl: 14:00</text:span></text:p>
      <text:p text:style-name="P5">Oppmøte: <text:span text:style-name="T1">Alf, Magnus, Martin, Robin, Tomas</text:span></text:p>
      <text:p text:style-name="P5"/>
      <text:p text:style-name="P5">Agenda:</text:p>
      <text:list xml:id="list41248689" text:style-name="L1">
        <text:list-item>
          <text:list>
            <text:list-item>
              <text:p text:style-name="P1">Gjøre ferdig en prototype.</text:p>
            </text:list-item>
          </text:list>
        </text:list-item>
      </text:list>
      <text:p text:style-name="P5"/>
      <text:p text:style-name="P5">Oppsummering:</text:p>
      <text:p text:style-name="P5"><text:tab/><text:span text:style-name="T1">Vi går kjapt igjennom hva som har blitt gjort, og hva vi må gjøre fremover. Prosjektet har stagnert ganske mye. Vi har fortsatt ingen prototype, og er generell dårlig kommunikasjon mellom folk i prosjektgruppen.</text:span></text:p>
      <text:p text:style-name="P5"/>
      <text:p text:style-name="P5">Til neste gang:</text:p>
      <text:list xml:id="list41298344" text:style-name="L2">
        <text:list-item>
          <text:list>
            <text:list-item>
              <text:p text:style-name="P6">Nytt møte med studass.</text:p>
            </text:list-item>
            <text:list-item>
              <text:p text:style-name="P6">Gjøre ferdig en første prototype.</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Verdana, Lucida, Helvetica, Arial, sans-serif"/>
    <style:font-face style:name="Mangal1" svg:font-family="Mangal"/>
    <style:font-face style:name="OpenSymbol" svg:font-family="OpenSymbo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18:07:16.37</meta:creation-date>
    <dc:date>2011-11-21T21:17:27.26</dc:date>
    <meta:editing-duration>PT1H4M38S</meta:editing-duration>
    <meta:editing-cycles>6</meta:editing-cycles>
    <meta:generator>LibreOffice/3.4$Win32 LibreOffice_project/340m1$Build-402</meta:generator>
    <meta:document-statistic meta:table-count="0" meta:image-count="0" meta:object-count="0" meta:page-count="1" meta:paragraph-count="11" meta:word-count="72" meta:character-count="458" meta:non-whitespace-character-count="399"/>
  </office:meta>
</office:document-meta>
</file>